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Action.parameterize(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kmarkAction.act( Redirector redirector , SourceResolver resolver , Map objectModel , String source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BookmarkAction.loadConfig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6">
            <text:p text:style-name="Table_20_Contents"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